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office:automatic-styles>
  <office:body>
    <office:text text:use-soft-page-breaks="true">
      <text:p text:style-name="P1">BlackNess</text:p>
      <text:p text:style-name="Standard"/>
      <text:p text:style-name="Standard"><text:s/>Nos encontramos en una era futura, Victor se encuentra en uno de los rincones de una de las ciudades autómatas en medio del desierto. <text:s/>La sala es amplia y además tiene una<text:s/>gran cristalera de pared a pared que permite ver los kilómetros y kilómetros de arena que rodean la ciudad autómata. Esta sensación de amplitud se ve aumentada por los pulidos y reflectantes suelos de metal que proferían chirridos con cada paso que daba la<text:s/>ciudad autómata.</text:p>
      <text:p text:style-name="Standard"><text:s text:c="2"/>Tranquilidad y paz, paz sobre la arena susurrante del desierto. Susurros de un pasado donde la tierra y el aire eran amigos y no posibles amenazas de contaminación. Susurros de un pasado que no volverá y de un futuro incierto. Susurros<text:s/>de las musas en su cabeza.</text:p>
      <text:p text:style-name="Standard"><text:s text:c="2"/>A los 50 años, Victor era el genio creador de toda aquella ciudad autónoma que proporcionaba sustento a medio millar de personas, medio millar de personas que ahora eran piezas clave del funcionamiento de la ciudad que repetían la misma rutina, día a día, año a año, vida a vida, generación tras generación.</text:p>
      <text:p text:style-name="Standard"><text:s text:c="2"/>Ellos eran la esperanza de este mundo, la ciudad autónoma vagaba por desiertos, es verdad, pero bajo esos desiertos una vez había habido ciudades con enormes rascacielos, con millones de gente circulando por las calles, y ese pasado próspero es el que Victor quiere recuperar con las ciudades autómatas que el mismo diseñó.</text:p>
      <text:p text:style-name="Standard"><text:s text:c="2"/>Recuperar el suelo, filtrar los componentes atmosféricos, encontrar fuentes de agua potable... esas eran las funciones que realizaba la ciudad. La ciudad era la llave del pasado y del futuro.</text:p>
      <text:p text:style-name="Standard"><text:s text:c="2"/>Victor vio reflejada en el cristal la llave que había permitido que él y doce familias más estuviesen a salvo de la muerte que los asechaba por la ventana.</text:p>
      <text:p text:style-name="Standard"><text:s text:c="2"/>Tantos milenios de avance tecnológico, para que todo se pueda parar con una simple llave. La llave de la humanidad, estaba conectada a los latidos de su corazón. Desde que éste parase sin haberse heredado apropiadamente la llave emitiría una señal al satélite en órbita y las doce ciudades autómatas se desactivarían, dando lugar así al exterminio definitivo de la humanidad.</text:p>
      <text:p text:style-name="Standard"><text:s text:c="2"/>Hacía pocos minutos que la aurora había hecho acto de presencia, era el momento ideal para salir a <text:s/>cuidar del jardín que su compañera Matilde <text:s/>había modificado para que pudiese estar en el exterior, para ello tendría que enfundarse <text:s/>en el<text:s/>traje de supervivencia , era de color blanco, con una armadura de oro blanco que reflejaría los rayos del sol que de otra forma no tardaría en deshidratarlo por mucha circuitería de agua interna que tuviese el traje.</text:p>
      <text:p text:style-name="Standard"><text:s text:c="2"/>Pasar por la cámara anticontaminación era una de las cosas que más le gustaba a Victor en aquel desolador mundo, el sonido de los millones de filtros de aire se le metía en los oídos y borraba de manera momentánea todos los fatales recuerdos que los años habían puesto sobre sus hombros.</text:p>
      <text:p text:style-name="Standard"><text:s text:c="2"/>La puerta que daba al exterior se abrió y dejó visible un gran jardín verde, lleno de flores, de arbustos, de frutos que llamaban a tus sentidos. Era vida artificial, la única capaz de vivir entre tanto desastre.</text:p>
      <text:p text:style-name="Standard"><text:s text:c="2"/>Las plantas parecían tener inteligencia y de alguna forma se alegraban de que estuviese allí, las tijeras de poda que llevaba consigo las liberaría del dolor que las plantas voladoras que había<text:s/>generado el nuevo desierto les producían al insertarse en sus tallos y flores.</text:p>
      <text:p text:style-name="Standard"><text:s text:c="2"/>Jardinería, una labor que decían que relajaba y que era estupenda para la edad que Victor tenía., pero lo cierto es que no lo era, cortar malas hierbas, tirar de las hierbas voladoras <text:s/>enredadas en los frutales,matar insectos, no era nada relajante, y lo era aún menos sabiendo que con cada minuto que pasaba en el ambiente asfixiante del desierto estaba un paso más cerca de la muerte.</text:p>
      <text:p text:style-name="Standard"><text:s text:c="3"/>La verdad es que agradeció mucho cuando en un momento determinado se puso una sombra encima de su cuerpo. Un crujido metálico, típico de la ciudad autómata. Pero ella no tenía unas botas metálicas negras ni una armadura a juego, aún menos lo amenazaría con una gran cuchilla que le saliese del brazo y estuviera tan cerca de su cabeza que sus ojos lo desenfocasen.</text:p>
      <text:p text:style-name="Standard">-Muere,Victor Berestraim – dijo la voz metálica, claramente distorsionada con algún tipo de mecanismo que incorporaba el casco.</text:p>
      <text:p text:style-name="Standard"><text:s text:c="2"/>Morir, una idea tentadora, el peso de su pasado era inconmensurable y morir era la única forma de librarse de él, sin embargo no podía permitirse ese lujo, las 6 mil personas que aún vivían, que<text:s/><text:soft-page-break/>trabajaban día a día en una rutina interminable para tener la oportunidad de que las futuras generaciones tuvieran un futuro mejor, un planeta en el que vivir. Por ellas, por ellas debía seguir vivo, tomó fuertemente las tijeras de poda y con un fugaz movimiento apartó la cuchilla de su cara y miró a la cara a su enemigo.</text:p>
      <text:p text:style-name="Standard"><text:s text:c="4"/>Algo en él le decía que haría lo imposible por<text:s/>matarlo.</text:p>
      <text:p text:style-name="Standard"/>
      <text:p text:style-name="Standard"><text:s text:c="3"/>Salir(con tijeras de poda/ descrbir jardín fantástico), ataque del ser, huida, intentos de engaño al ser (caída a los detectores de morfología del suelo, esconderse detrás de los tubos, intento de ataque con las tijeras de podar el jardín, caída en unas arenas movedizas,) La ciudad olvidada de Omstreig, la niña(albina) circuito de <text:s/>la torre del tiempo. El elixir de la vida (el beso magnético del tiempo). El laberinto de la memoria, Carne de Cristal (el té que te enajena del tiempo) La liberación de la muerte (la joven salida del coma). Puede haber energía, puede haber TIERRA HABITABLE!! <text:s/>El cielo rojo (tormenta solar, salida al exterior de Omstreig). Muerte de Eliana (albina circuito), brújula del Sol. Una señal de rescate, una sentencia de muerte. Todos muertos y es por tu culpa. This is not the en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nos" svg:font-family="Tinos" style:font-family-generic="roman" style:font-pitch="variable"/>
    <style:font-face style:name="DejaVu Sans" svg:font-family="DejaVu Sans" style:font-family-generic="system" style:font-pitch="variable"/>
    <style:font-face style:name="Lohit Hindi" svg:font-family="Lohit Hindi" style:font-family-generic="system"/>
    <style:font-face style:name="Times New Roman" svg:font-family="Times New Roman" style:font-family-generic="roman" style:font-pitch="variable" svg:panose-1="2 2 6 3 5 4 5 2 3 4"/>
    <style:font-face style:name="Arimo" svg:font-family="Arim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nos"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mo"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uenta Microsoft</dc:creator>
    <meta:creation-date>2013-01-30T22:17:00Z</meta:creation-date>
    <dc:date>2015-02-02T20:25:00Z</dc:date>
    <meta:template xlink:href="Normal.dotm" xlink:type="simple"/>
    <meta:editing-cycles>4</meta:editing-cycles>
    <meta:editing-duration>PT5220S</meta:editing-duration>
    <meta:document-statistic meta:page-count="2" meta:paragraph-count="11" meta:word-count="863" meta:character-count="5600" meta:row-count="39" meta:non-whitespace-character-count="4748"/>
  </office:meta>
</office:document-meta>
</file>